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21906" officeooo:paragraph-rsid="002f3f6f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21906" officeooo:paragraph-rsid="00721928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4d1cf4" officeooo:paragraph-rsid="00740266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2f3f6f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23cec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29d34c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3d2f33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432489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303bc2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5069a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5e075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72192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740266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61bec3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5ffbe2" officeooo:paragraph-rsid="005e0752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5ffbe2" officeooo:paragraph-rsid="0065f8fa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71de08" officeooo:paragraph-rsid="0071de0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normal" officeooo:rsid="005e0752" officeooo:paragraph-rsid="007166f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bold" officeooo:rsid="0015f362" officeooo:paragraph-rsid="005e0752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bold" officeooo:rsid="0015f362" officeooo:paragraph-rsid="0061bec3" style:font-size-asian="11.3500003814697pt" style:font-weight-asian="bold" style:font-size-complex="13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DejaVu Sans Condensed" fo:font-size="15pt" style:text-underline-style="solid" style:text-underline-width="auto" style:text-underline-color="font-color" officeooo:rsid="00121906" officeooo:paragraph-rsid="00121906" style:font-size-asian="15pt" style:font-size-complex="15pt"/>
    </style:style>
    <style:style style:name="P22" style:family="paragraph" style:parent-style-name="Text_20_body">
      <style:paragraph-properties fo:text-align="center" style:justify-single-word="false"/>
      <style:text-properties style:font-name="DejaVu Sans Condensed" fo:font-size="15pt" style:text-underline-style="solid" style:text-underline-width="auto" style:text-underline-color="font-color" fo:font-weight="bold" officeooo:rsid="00121906" officeooo:paragraph-rsid="0012190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121906" officeooo:paragraph-rsid="00121906" style:font-size-asian="11.3500003814697pt" style:font-size-complex="13pt"/>
    </style:style>
    <style:style style:name="P24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121906" officeooo:paragraph-rsid="003d2f33" style:font-size-asian="11.3500003814697pt" style:font-size-complex="13pt"/>
    </style:style>
    <style:style style:name="P25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121906" officeooo:paragraph-rsid="00303bc2" style:font-size-asian="11.3500003814697pt" style:font-size-complex="13pt"/>
    </style:style>
    <style:style style:name="P26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121906" officeooo:paragraph-rsid="0031a29e" style:font-size-asian="11.3500003814697pt" style:font-size-complex="13pt"/>
    </style:style>
    <style:style style:name="P27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4d1cf4" officeooo:paragraph-rsid="00521b06" style:font-size-asian="11.3500003814697pt" style:font-size-complex="13pt"/>
    </style:style>
    <style:style style:name="P28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4d1cf4" officeooo:paragraph-rsid="005d9be1" style:font-size-asian="11.3500003814697pt" style:font-size-complex="13pt"/>
    </style:style>
    <style:style style:name="P29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officeooo:rsid="004d1cf4" officeooo:paragraph-rsid="00740266" style:font-size-asian="11.3500003814697pt" style:font-size-complex="13pt"/>
    </style:style>
    <style:style style:name="P30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bold" officeooo:rsid="0019111d" officeooo:paragraph-rsid="0023cec9" style:font-size-asian="11.3500003814697pt" style:font-weight-asian="bold" style:font-size-complex="13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bold" officeooo:rsid="0019111d" officeooo:paragraph-rsid="002f3f6f" style:font-size-asian="11.3500003814697pt" style:font-weight-asian="bold" style:font-size-complex="13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bold" officeooo:rsid="0019111d" officeooo:paragraph-rsid="005069ac" style:font-size-asian="11.3500003814697pt" style:font-weight-asian="bold" style:font-size-complex="13pt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147bd7" officeooo:paragraph-rsid="003d2f33" style:font-size-asian="11.3500003814697pt" style:font-weight-asian="normal" style:font-size-complex="13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23cec9" style:font-size-asian="11.3500003814697pt" style:font-weight-asian="normal" style:font-size-complex="13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303bc2" style:font-size-asian="11.3500003814697pt" style:font-weight-asian="normal" style:font-size-complex="13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29c895" officeooo:paragraph-rsid="0029d34c" style:font-size-asian="11.3500003814697pt" style:font-weight-asian="normal" style:font-size-complex="13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29c895" officeooo:paragraph-rsid="002f3f6f" style:font-size-asian="11.3500003814697pt" style:font-weight-asian="normal" style:font-size-complex="13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29c895" officeooo:paragraph-rsid="0023cec9" style:font-size-asian="11.3500003814697pt" style:font-weight-asian="normal" style:font-size-complex="13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DejaVu Sans Condensed" fo:font-size="13pt" style:text-underline-style="none" fo:font-weight="normal" officeooo:rsid="0015f362" officeooo:paragraph-rsid="0061bec3" style:font-size-asian="11.3500003814697pt" style:font-weight-asian="normal" style:font-size-complex="13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officeooo:paragraph-rsid="002f3f6f"/>
    </style:style>
    <style:style style:name="P41" style:family="paragraph" style:parent-style-name="Text_20_body">
      <style:paragraph-properties fo:text-align="start" style:justify-single-word="false"/>
      <style:text-properties officeooo:paragraph-rsid="005069ac"/>
    </style:style>
    <style:style style:name="P42" style:family="paragraph" style:parent-style-name="Text_20_body">
      <style:paragraph-properties fo:text-align="start" style:justify-single-word="false"/>
      <style:text-properties fo:font-weight="normal" officeooo:paragraph-rsid="00303bc2" style:font-weight-asian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officeooo:paragraph-rsid="005e0752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61bec3"/>
    </style:style>
    <style:style style:name="P45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bold" officeooo:rsid="0015f362" officeooo:paragraph-rsid="005e0752" style:font-size-asian="11.3500003814697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ejaVu Sans Condensed" fo:font-size="13pt" style:text-underline-style="none" fo:font-weight="bold" officeooo:rsid="0015f362" officeooo:paragraph-rsid="0061bec3" style:font-size-asian="11.3500003814697pt" style:font-weight-asian="bold" style:font-size-complex="13pt" style:font-weight-complex="bold"/>
    </style:style>
    <style:style style:name="P47" style:family="paragraph" style:parent-style-name="Text_20_body" style:list-style-name="L1">
      <style:paragraph-properties fo:text-align="start" style:justify-single-word="false"/>
      <style:text-properties style:font-name="DejaVu Sans Condensed" fo:font-size="13pt" style:text-underline-style="none" officeooo:rsid="00121906" officeooo:paragraph-rsid="00121906" style:font-size-asian="11.3500003814697pt" style:font-size-complex="13pt"/>
    </style:style>
    <style:style style:name="P48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19111d" style:font-size-asian="11.3500003814697pt" style:font-weight-asian="normal" style:font-size-complex="13pt" style:font-weight-complex="normal"/>
    </style:style>
    <style:style style:name="P49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23cec9" style:font-size-asian="11.3500003814697pt" style:font-weight-asian="normal" style:font-size-complex="13pt" style:font-weight-complex="normal"/>
    </style:style>
    <style:style style:name="P50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29d34c" style:font-size-asian="11.3500003814697pt" style:font-weight-asian="normal" style:font-size-complex="13pt" style:font-weight-complex="normal"/>
    </style:style>
    <style:style style:name="P51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5d9be1" style:font-size-asian="11.3500003814697pt" style:font-weight-asian="normal" style:font-size-complex="13pt" style:font-weight-complex="normal"/>
    </style:style>
    <style:style style:name="P52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5e0752" style:font-size-asian="11.3500003814697pt" style:font-weight-asian="normal" style:font-size-complex="13pt" style:font-weight-complex="normal"/>
    </style:style>
    <style:style style:name="P53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65f8fa" style:font-size-asian="11.3500003814697pt" style:font-weight-asian="normal" style:font-size-complex="13pt" style:font-weight-complex="normal"/>
    </style:style>
    <style:style style:name="P54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61bec3" style:font-size-asian="11.3500003814697pt" style:font-weight-asian="normal" style:font-size-complex="13pt" style:font-weight-complex="normal"/>
    </style:style>
    <style:style style:name="P55" style:family="paragraph" style:parent-style-name="Text_20_body" style:list-style-name="L3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6fe74a" style:font-size-asian="11.3500003814697pt" style:font-weight-asian="normal" style:font-size-complex="13pt" style:font-weight-complex="normal"/>
    </style:style>
    <style:style style:name="P56" style:family="paragraph" style:parent-style-name="Text_20_body" style:list-style-name="L5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2f3f6f" style:font-size-asian="11.3500003814697pt" style:font-weight-asian="normal" style:font-size-complex="13pt" style:font-weight-complex="normal"/>
    </style:style>
    <style:style style:name="P57" style:family="paragraph" style:parent-style-name="Text_20_body" style:list-style-name="L6">
      <style:paragraph-properties fo:text-align="start" style:justify-single-word="false"/>
      <style:text-properties style:font-name="DejaVu Sans Condensed" fo:font-size="13pt" style:text-underline-style="none" fo:font-weight="normal" officeooo:rsid="0019111d" officeooo:paragraph-rsid="00303bc2" style:font-size-asian="11.3500003814697pt" style:font-weight-asian="normal" style:font-size-complex="13pt" style:font-weight-complex="normal"/>
    </style:style>
    <style:style style:name="P58" style:family="paragraph" style:parent-style-name="Text_20_body" style:list-style-name="L1">
      <style:paragraph-properties fo:text-align="start" style:justify-single-word="false"/>
      <style:text-properties style:font-name="DejaVu Sans Condensed" fo:font-size="13pt" style:text-underline-style="solid" style:text-underline-width="auto" style:text-underline-color="font-color" officeooo:rsid="00121906" officeooo:paragraph-rsid="00121906" style:font-size-asian="11.3500003814697pt" style:font-size-complex="13pt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paragraph-rsid="00121906"/>
    </style:style>
    <style:style style:name="P60" style:family="paragraph" style:parent-style-name="Text_20_body" style:list-style-name="L8">
      <style:paragraph-properties fo:text-align="start" style:justify-single-word="false"/>
      <style:text-properties officeooo:paragraph-rsid="00521b06"/>
    </style:style>
    <style:style style:name="P61" style:family="paragraph" style:parent-style-name="Text_20_body" style:list-style-name="L4">
      <style:paragraph-properties fo:text-align="start" style:justify-single-word="false" fo:break-before="page"/>
      <style:text-properties officeooo:paragraph-rsid="0023cec9"/>
    </style:style>
    <style:style style:name="P62" style:family="paragraph" style:parent-style-name="Text_20_body" style:list-style-name="L4">
      <style:paragraph-properties fo:text-align="start" style:justify-single-word="false" fo:break-before="page"/>
      <style:text-properties officeooo:paragraph-rsid="002f3f6f"/>
    </style:style>
    <style:style style:name="P63" style:family="paragraph" style:parent-style-name="Text_20_body" style:list-style-name="L4">
      <style:paragraph-properties fo:text-align="start" style:justify-single-word="false" fo:break-before="page"/>
      <style:text-properties officeooo:paragraph-rsid="00303bc2"/>
    </style:style>
    <style:style style:name="P64" style:family="paragraph" style:parent-style-name="Text_20_body" style:list-style-name="L7">
      <style:paragraph-properties fo:text-align="start" style:justify-single-word="false" fo:break-before="page"/>
      <style:text-properties style:font-name="DejaVu Sans Condensed" fo:font-size="13pt" style:text-underline-style="none" officeooo:rsid="004d1cf4" officeooo:paragraph-rsid="004d1cf4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2a9" style:font-weight-asian="bold" style:font-weight-complex="bold"/>
    </style:style>
    <style:style style:name="T3" style:family="text">
      <style:text-properties fo:font-weight="bold" officeooo:rsid="002e743b" style:font-weight-asian="bold" style:font-weight-complex="bold"/>
    </style:style>
    <style:style style:name="T4" style:family="text">
      <style:text-properties fo:font-weight="bold" officeooo:rsid="0015f362" style:font-weight-asian="bold" style:font-weight-complex="bold"/>
    </style:style>
    <style:style style:name="T5" style:family="text">
      <style:text-properties fo:font-weight="bold" officeooo:rsid="001ea054" style:font-weight-asian="bold" style:font-weight-complex="bold"/>
    </style:style>
    <style:style style:name="T6" style:family="text">
      <style:text-properties fo:font-weight="bold" officeooo:rsid="0020567d" style:font-weight-asian="bold" style:font-weight-complex="bold"/>
    </style:style>
    <style:style style:name="T7" style:family="text">
      <style:text-properties fo:font-weight="bold" officeooo:rsid="002211dd" style:font-weight-asian="bold" style:font-weight-complex="bold"/>
    </style:style>
    <style:style style:name="T8" style:family="text">
      <style:text-properties fo:font-weight="bold" officeooo:rsid="002510d3" style:font-weight-asian="bold" style:font-weight-complex="bold"/>
    </style:style>
    <style:style style:name="T9" style:family="text">
      <style:text-properties fo:font-weight="bold" officeooo:rsid="00253cb2" style:font-weight-asian="bold" style:font-weight-complex="bold"/>
    </style:style>
    <style:style style:name="T10" style:family="text">
      <style:text-properties fo:font-weight="bold" officeooo:rsid="0026b71e" style:font-weight-asian="bold" style:font-weight-complex="bold"/>
    </style:style>
    <style:style style:name="T11" style:family="text">
      <style:text-properties fo:font-weight="bold" officeooo:rsid="002b62a1" style:font-weight-asian="bold" style:font-weight-complex="bold"/>
    </style:style>
    <style:style style:name="T12" style:family="text">
      <style:text-properties fo:font-weight="bold" officeooo:rsid="003d2f33" style:font-weight-asian="bold" style:font-weight-complex="bold"/>
    </style:style>
    <style:style style:name="T13" style:family="text">
      <style:text-properties fo:font-weight="bold" officeooo:rsid="003d3427" style:font-weight-asian="bold" style:font-weight-complex="bold"/>
    </style:style>
    <style:style style:name="T14" style:family="text">
      <style:text-properties fo:font-weight="bold" officeooo:rsid="003eb236" style:font-weight-asian="bold" style:font-weight-complex="bold"/>
    </style:style>
    <style:style style:name="T15" style:family="text">
      <style:text-properties fo:font-weight="bold" officeooo:rsid="004009a6" style:font-weight-asian="bold" style:font-weight-complex="bold"/>
    </style:style>
    <style:style style:name="T16" style:family="text">
      <style:text-properties fo:font-weight="bold" officeooo:rsid="0040907a" style:font-weight-asian="bold" style:font-weight-complex="bold"/>
    </style:style>
    <style:style style:name="T17" style:family="text">
      <style:text-properties fo:font-weight="bold" officeooo:rsid="0053791f" style:font-weight-asian="bold" style:font-weight-complex="bold"/>
    </style:style>
    <style:style style:name="T18" style:family="text">
      <style:text-properties fo:font-weight="bold" officeooo:rsid="00555e99" style:font-weight-asian="bold" style:font-weight-complex="bold"/>
    </style:style>
    <style:style style:name="T19" style:family="text">
      <style:text-properties fo:font-weight="bold" officeooo:rsid="0056b7c5" style:font-weight-asian="bold" style:font-weight-complex="bold"/>
    </style:style>
    <style:style style:name="T20" style:family="text">
      <style:text-properties fo:font-weight="bold" officeooo:rsid="0064fa74" style:font-weight-asian="bold" style:font-weight-complex="bold"/>
    </style:style>
    <style:style style:name="T21" style:family="text">
      <style:text-properties fo:font-weight="bold" officeooo:rsid="006529aa" style:font-weight-asian="bold" style:font-weight-complex="bold"/>
    </style:style>
    <style:style style:name="T22" style:family="text">
      <style:text-properties fo:font-weight="bold" officeooo:rsid="0065f85b" style:font-weight-asian="bold" style:font-weight-complex="bold"/>
    </style:style>
    <style:style style:name="T23" style:family="text">
      <style:text-properties fo:font-weight="bold" officeooo:rsid="0065f8fa" style:font-weight-asian="bold" style:font-weight-complex="bold"/>
    </style:style>
    <style:style style:name="T24" style:family="text">
      <style:text-properties fo:font-weight="bold" officeooo:rsid="006867a9" style:font-weight-asian="bold" style:font-weight-complex="bold"/>
    </style:style>
    <style:style style:name="T25" style:family="text">
      <style:text-properties fo:font-weight="bold" officeooo:rsid="006a57b8" style:font-weight-asian="bold" style:font-weight-complex="bold"/>
    </style:style>
    <style:style style:name="T26" style:family="text">
      <style:text-properties fo:font-weight="bold" officeooo:rsid="006e6878" style:font-weight-asian="bold" style:font-weight-complex="bold"/>
    </style:style>
    <style:style style:name="T27" style:family="text">
      <style:text-properties fo:font-weight="bold" officeooo:rsid="006fe74a" style:font-weight-asian="bold" style:font-weight-complex="bold"/>
    </style:style>
    <style:style style:name="T28" style:family="text">
      <style:text-properties fo:font-weight="bold" officeooo:rsid="007166ff" style:font-weight-asian="bold" style:font-weight-complex="bold"/>
    </style:style>
    <style:style style:name="T29" style:family="text">
      <style:text-properties fo:font-weight="bold" officeooo:rsid="0072a234" style:font-weight-asian="bold" style:font-weight-complex="bold"/>
    </style:style>
    <style:style style:name="T30" style:family="text">
      <style:text-properties officeooo:rsid="00128b19"/>
    </style:style>
    <style:style style:name="T31" style:family="text">
      <style:text-properties fo:font-weight="normal" officeooo:rsid="00147bd7" style:font-weight-asian="normal" style:font-weight-complex="normal"/>
    </style:style>
    <style:style style:name="T32" style:family="text">
      <style:text-properties fo:font-weight="normal" officeooo:rsid="0015f362" style:font-weight-asian="normal" style:font-weight-complex="normal"/>
    </style:style>
    <style:style style:name="T33" style:family="text">
      <style:text-properties fo:font-weight="normal" officeooo:rsid="0019111d" style:font-weight-asian="normal" style:font-weight-complex="normal"/>
    </style:style>
    <style:style style:name="T34" style:family="text">
      <style:text-properties fo:font-weight="normal" officeooo:rsid="0023cec9" style:font-weight-asian="normal" style:font-weight-complex="normal"/>
    </style:style>
    <style:style style:name="T35" style:family="text">
      <style:text-properties fo:font-weight="normal" officeooo:rsid="00274b98" style:font-weight-asian="normal" style:font-weight-complex="normal"/>
    </style:style>
    <style:style style:name="T36" style:family="text">
      <style:text-properties fo:font-weight="normal" officeooo:rsid="005e0752" style:font-weight-asian="normal" style:font-weight-complex="normal"/>
    </style:style>
    <style:style style:name="T37" style:family="text">
      <style:text-properties fo:font-weight="normal" officeooo:rsid="005ffbe2" style:font-weight-asian="normal" style:font-weight-complex="normal"/>
    </style:style>
    <style:style style:name="T38" style:family="text">
      <style:text-properties fo:font-weight="normal" officeooo:rsid="0065f8fa" style:font-weight-asian="normal" style:font-weight-complex="normal"/>
    </style:style>
    <style:style style:name="T39" style:family="text">
      <style:text-properties fo:font-weight="normal" officeooo:rsid="006fe74a" style:font-weight-asian="normal" style:font-weight-complex="normal"/>
    </style:style>
    <style:style style:name="T40" style:family="text">
      <style:text-properties fo:font-weight="normal" officeooo:rsid="00740266" style:font-weight-asian="normal" style:font-weight-complex="normal"/>
    </style:style>
    <style:style style:name="T41" style:family="text">
      <style:text-properties style:font-name="DejaVu Sans Condensed" fo:font-size="13pt" style:text-underline-style="none" officeooo:rsid="00121906" style:font-size-asian="11.3500003814697pt" style:font-size-complex="13pt"/>
    </style:style>
    <style:style style:name="T42" style:family="text">
      <style:text-properties style:font-name="DejaVu Sans Condensed" fo:font-size="13pt" style:text-underline-style="none" officeooo:rsid="0019111d" style:font-size-asian="11.3500003814697pt" style:font-size-complex="13pt"/>
    </style:style>
    <style:style style:name="T43" style:family="text">
      <style:text-properties style:font-name="DejaVu Sans Condensed" fo:font-size="13pt" style:text-underline-style="none" officeooo:rsid="0029c895" style:font-size-asian="11.3500003814697pt" style:font-size-complex="13pt"/>
    </style:style>
    <style:style style:name="T44" style:family="text">
      <style:text-properties style:font-name="DejaVu Sans Condensed" fo:font-size="13pt" style:text-underline-style="none" officeooo:rsid="004d1cf4" style:font-size-asian="11.3500003814697pt" style:font-size-complex="13pt"/>
    </style:style>
    <style:style style:name="T45" style:family="text">
      <style:text-properties style:font-name="DejaVu Sans Condensed" fo:font-size="13pt" style:text-underline-style="none" officeooo:rsid="005c7da6" style:font-size-asian="11.3500003814697pt" style:font-size-complex="13pt"/>
    </style:style>
    <style:style style:name="T46" style:family="text">
      <style:text-properties style:font-name="DejaVu Sans Condensed" fo:font-size="13pt" style:text-underline-style="none" officeooo:rsid="0061dc07" style:font-size-asian="11.3500003814697pt" style:font-size-complex="13pt"/>
    </style:style>
    <style:style style:name="T47" style:family="text">
      <style:text-properties style:font-name="DejaVu Sans Condensed" fo:font-size="13pt" style:text-underline-style="none" fo:font-weight="bold" officeooo:rsid="00121906" style:font-size-asian="11.3500003814697pt" style:font-weight-asian="bold" style:font-size-complex="13pt" style:font-weight-complex="bold"/>
    </style:style>
    <style:style style:name="T48" style:family="text">
      <style:text-properties style:font-name="DejaVu Sans Condensed" fo:font-size="13pt" style:text-underline-style="none" fo:font-weight="bold" officeooo:rsid="0019111d" style:font-size-asian="11.3500003814697pt" style:font-weight-asian="bold" style:font-size-complex="13pt" style:font-weight-complex="bold"/>
    </style:style>
    <style:style style:name="T49" style:family="text">
      <style:text-properties style:font-name="DejaVu Sans Condensed" fo:font-size="13pt" style:text-underline-style="none" fo:font-weight="bold" officeooo:rsid="0029c895" style:font-size-asian="11.3500003814697pt" style:font-weight-asian="bold" style:font-size-complex="13pt" style:font-weight-complex="bold"/>
    </style:style>
    <style:style style:name="T50" style:family="text">
      <style:text-properties style:font-name="DejaVu Sans Condensed" fo:font-size="13pt" style:text-underline-style="none" fo:font-weight="bold" officeooo:rsid="0015f362" style:font-size-asian="11.3500003814697pt" style:font-weight-asian="bold" style:font-size-complex="13pt" style:font-weight-complex="bold"/>
    </style:style>
    <style:style style:name="T51" style:family="text">
      <style:text-properties style:font-name="DejaVu Sans Condensed" fo:font-size="13pt" style:text-underline-style="none" fo:font-weight="bold" officeooo:rsid="006529aa" style:font-size-asian="11.3500003814697pt" style:font-weight-asian="bold" style:font-size-complex="13pt" style:font-weight-complex="bold"/>
    </style:style>
    <style:style style:name="T52" style:family="text">
      <style:text-properties style:font-name="DejaVu Sans Condensed" fo:font-size="13pt" style:text-underline-style="none" fo:font-weight="bold" officeooo:rsid="006e6878" style:font-size-asian="11.3500003814697pt" style:font-weight-asian="bold" style:font-size-complex="13pt" style:font-weight-complex="bold"/>
    </style:style>
    <style:style style:name="T53" style:family="text">
      <style:text-properties style:font-name="DejaVu Sans Condensed" fo:font-size="13pt" style:text-underline-style="none" fo:font-weight="normal" officeooo:rsid="0029c895" style:font-size-asian="11.3500003814697pt" style:font-weight-asian="normal" style:font-size-complex="13pt" style:font-weight-complex="normal"/>
    </style:style>
    <style:style style:name="T54" style:family="text">
      <style:text-properties style:font-name="DejaVu Sans Condensed" fo:font-size="13pt" style:text-underline-style="none" fo:font-weight="normal" officeooo:rsid="0019111d" style:font-size-asian="11.3500003814697pt" style:font-weight-asian="normal" style:font-size-complex="13pt" style:font-weight-complex="normal"/>
    </style:style>
    <style:style style:name="T55" style:family="text">
      <style:text-properties style:font-name="DejaVu Sans Condensed" fo:font-size="13pt" style:text-underline-style="none" fo:font-weight="normal" officeooo:rsid="005e0752" style:font-size-asian="11.3500003814697pt" style:font-weight-asian="normal" style:font-size-complex="13pt" style:font-weight-complex="normal"/>
    </style:style>
    <style:style style:name="T56" style:family="text">
      <style:text-properties style:font-name="DejaVu Sans Condensed" fo:font-size="13pt" style:text-underline-style="none" fo:font-weight="normal" officeooo:rsid="005ffbe2" style:font-size-asian="11.3500003814697pt" style:font-weight-asian="normal" style:font-size-complex="13pt" style:font-weight-complex="normal"/>
    </style:style>
    <style:style style:name="T57" style:family="text">
      <style:text-properties style:font-name="DejaVu Sans Condensed" fo:font-size="13pt" style:text-underline-style="none" fo:font-weight="normal" officeooo:rsid="006529aa" style:font-size-asian="11.3500003814697pt" style:font-weight-asian="normal" style:font-size-complex="13pt" style:font-weight-complex="normal"/>
    </style:style>
    <style:style style:name="T58" style:family="text">
      <style:text-properties style:font-name="DejaVu Sans Condensed" fo:font-size="13pt" style:text-underline-style="none" fo:font-weight="normal" officeooo:rsid="006e6878" style:font-size-asian="11.3500003814697pt" style:font-weight-asian="normal" style:font-size-complex="13pt" style:font-weight-complex="normal"/>
    </style:style>
    <style:style style:name="T59" style:family="text">
      <style:text-properties style:font-name="DejaVu Sans Condensed" fo:font-size="13pt" style:text-underline-style="none" fo:font-weight="normal" officeooo:rsid="00721928" style:font-size-asian="11.3500003814697pt" style:font-weight-asian="normal" style:font-size-complex="13pt" style:font-weight-complex="normal"/>
    </style:style>
    <style:style style:name="T60" style:family="text">
      <style:text-properties officeooo:rsid="0020a4e2"/>
    </style:style>
    <style:style style:name="T61" style:family="text">
      <style:text-properties officeooo:rsid="002e743b"/>
    </style:style>
    <style:style style:name="T62" style:family="text">
      <style:text-properties officeooo:rsid="0046e685"/>
    </style:style>
    <style:style style:name="T63" style:family="text">
      <style:text-properties officeooo:rsid="004ea1ab"/>
    </style:style>
    <style:style style:name="T64" style:family="text">
      <style:text-properties officeooo:rsid="0015f362"/>
    </style:style>
    <style:style style:name="T65" style:family="text">
      <style:text-properties officeooo:rsid="001b02a9"/>
    </style:style>
    <style:style style:name="T66" style:family="text">
      <style:text-properties officeooo:rsid="001b9dc0"/>
    </style:style>
    <style:style style:name="T67" style:family="text">
      <style:text-properties officeooo:rsid="001ea054"/>
    </style:style>
    <style:style style:name="T68" style:family="text">
      <style:text-properties officeooo:rsid="0020567d"/>
    </style:style>
    <style:style style:name="T69" style:family="text">
      <style:text-properties officeooo:rsid="002211dd"/>
    </style:style>
    <style:style style:name="T70" style:family="text">
      <style:text-properties officeooo:rsid="002510d3"/>
    </style:style>
    <style:style style:name="T71" style:family="text">
      <style:text-properties officeooo:rsid="00253cb2"/>
    </style:style>
    <style:style style:name="T72" style:family="text">
      <style:text-properties officeooo:rsid="0026b71e"/>
    </style:style>
    <style:style style:name="T73" style:family="text">
      <style:text-properties officeooo:rsid="002b62a1"/>
    </style:style>
    <style:style style:name="T74" style:family="text">
      <style:text-properties officeooo:rsid="00336531"/>
    </style:style>
    <style:style style:name="T75" style:family="text">
      <style:text-properties officeooo:rsid="0037d626"/>
    </style:style>
    <style:style style:name="T76" style:family="text">
      <style:text-properties officeooo:rsid="003d2f33"/>
    </style:style>
    <style:style style:name="T77" style:family="text">
      <style:text-properties officeooo:rsid="003ef02d"/>
    </style:style>
    <style:style style:name="T78" style:family="text">
      <style:text-properties officeooo:rsid="004009a6"/>
    </style:style>
    <style:style style:name="T79" style:family="text">
      <style:text-properties officeooo:rsid="0040907a"/>
    </style:style>
    <style:style style:name="T80" style:family="text">
      <style:text-properties officeooo:rsid="00451278"/>
    </style:style>
    <style:style style:name="T81" style:family="text">
      <style:text-properties officeooo:rsid="00454d0a"/>
    </style:style>
    <style:style style:name="T82" style:family="text">
      <style:text-properties officeooo:rsid="00521b06"/>
    </style:style>
    <style:style style:name="T83" style:family="text">
      <style:text-properties officeooo:rsid="0053791f"/>
    </style:style>
    <style:style style:name="T84" style:family="text">
      <style:text-properties officeooo:rsid="0053d043"/>
    </style:style>
    <style:style style:name="T85" style:family="text">
      <style:text-properties officeooo:rsid="0056b7c5"/>
    </style:style>
    <style:style style:name="T86" style:family="text">
      <style:text-properties officeooo:rsid="005e0752"/>
    </style:style>
    <style:style style:name="T87" style:family="text">
      <style:text-properties style:text-underline-style="solid" style:text-underline-width="auto" style:text-underline-color="font-color" fo:font-weight="normal" officeooo:rsid="0015f362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23cec9" style:font-weight-asian="normal" style:font-weight-complex="normal"/>
    </style:style>
    <style:style style:name="T89" style:family="text">
      <style:text-properties officeooo:rsid="005ffbe2"/>
    </style:style>
    <style:style style:name="T90" style:family="text">
      <style:text-properties officeooo:rsid="0061dc07"/>
    </style:style>
    <style:style style:name="T91" style:family="text">
      <style:text-properties officeooo:rsid="006328e1"/>
    </style:style>
    <style:style style:name="T92" style:family="text">
      <style:text-properties officeooo:rsid="0064fa74"/>
    </style:style>
    <style:style style:name="T93" style:family="text">
      <style:text-properties officeooo:rsid="006529aa"/>
    </style:style>
    <style:style style:name="T94" style:family="text">
      <style:text-properties officeooo:rsid="0065f85b"/>
    </style:style>
    <style:style style:name="T95" style:family="text">
      <style:text-properties officeooo:rsid="0065f8fa"/>
    </style:style>
    <style:style style:name="T96" style:family="text">
      <style:text-properties officeooo:rsid="006867a9"/>
    </style:style>
    <style:style style:name="T97" style:family="text">
      <style:text-properties officeooo:rsid="006a57b8"/>
    </style:style>
    <style:style style:name="T98" style:family="text">
      <style:text-properties officeooo:rsid="006ce1d1"/>
    </style:style>
    <style:style style:name="T99" style:family="text">
      <style:text-properties officeooo:rsid="006e6878"/>
    </style:style>
    <style:style style:name="T100" style:family="text">
      <style:text-properties officeooo:rsid="006fe74a"/>
    </style:style>
    <style:style style:name="T101" style:family="text">
      <style:text-properties officeooo:rsid="007166f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erimentazione</text:p>
      <text:p text:style-name="P21"/>
      <text:list xml:id="list3684745861" text:style-name="L1">
        <text:list-item>
          <text:p text:style-name="P47">Prima serie di test : </text:p>
          <text:p text:style-name="P58">Numero di pattern<text:span text:style-name="T62">s</text:span> analizzati <text:span text:style-name="T63">(Visited Nodes)</text:span> <text:span text:style-name="T60"><text:s/></text:span>al variare del numero di geni presenti nella rete</text:p>
        </text:list-item>
      </text:list>
      <text:p text:style-name="P23"><text:tab/>(Scalabilty w.r.t. number of nodes)</text:p>
      <text:p text:style-name="P23"><text:tab/><text:span text:style-name="T30">L’intervallo in cui varia il numero di geni, ovvero di nodi che costituiscono la </text:span></text:p>
      <text:p text:style-name="P23"><text:tab/><text:span text:style-name="T30">coppia di grafi associata, rispettivamente, al set dei pazienti sani ed al set dei <text:tab/></text:span></text:p>
      <text:p text:style-name="P23"><text:tab/><text:span text:style-name="T30">pazienti malati, è il seguente:</text:span></text:p>
      <text:p text:style-name="P23"><text:tab/><text:span text:style-name="T30">sampeSize = {10, 50, 100, 150, 200}</text:span></text:p>
      <text:p text:style-name="P23"><text:tab/><text:span text:style-name="T61">Si noti che, come numero di patters, si riporta il valore di quelli </text:span><text:span text:style-name="T3">più </text:span></text:p>
      <text:p text:style-name="P26"><text:span text:style-name="T1"><text:tab/></text:span><text:span text:style-name="T3">discr</text:span><text:span text:style-name="T29">i</text:span><text:span text:style-name="T3">minanti</text:span><text:span text:style-name="T61">, dei quali è stata effettuata anche la trascrizione degli archi che li <text:tab/>compongono, riportando il nome dei geni che costituiscono questa relazione di <text:tab/>coespressione.</text:span></text:p>
      <text:list xml:id="list117792482" text:style-name="L2">
        <text:list-item>
          <text:p text:style-name="P59"><text:span text:style-name="T41">Dataset</text:span><text:span text:style-name="T47"> GSE16134</text:span></text:p>
        </text:list-item>
      </text:list>
      <text:p text:style-name="P23"><text:span text:style-name="T1"><text:tab/><text:tab/></text:span><text:span text:style-name="T35">Segue i</text:span><text:span text:style-name="T31">l numero di pattern analizzati, per le due reti H</text:span><text:span text:style-name="T32"> (Healty)</text:span><text:span text:style-name="T31"> e U</text:span><text:span text:style-name="T32"> <text:tab/><text:tab/><text:tab/>(Unhealty)</text:span><text:span text:style-name="T31">, <text:tab/></text:span><text:span text:style-name="T35">a</text:span><text:span text:style-name="T31">l variare del parametro sampleSize </text:span><text:span text:style-name="T33">(Nodes)</text:span><text:span text:style-name="T31">.</text:span></text:p>
      <text:p text:style-name="P33"><text:tab/><text:tab/></text:p>
      <text:p text:style-name="P24"><text:span text:style-name="T31"><text:tab/><text:tab/></text:span><text:span text:style-name="T32">Per la rete H :</text:span></text:p>
      <text:list xml:id="list2027212168" text:style-name="L3">
        <text:list-item>
          <text:p text:style-name="P48"><text:span text:style-name="T4">V</text:span><text:span text:style-name="T1">isited Nodes=1</text:span>, Nodes=10, Patterns=0, Archi=45</text:p>
        </text:list-item>
        <text:list-item>
          <text:p text:style-name="P48"><text:span text:style-name="T4">V</text:span><text:span text:style-name="T1">isited Nodes=</text:span><text:span text:style-name="T2">3</text:span>, Nodes=50, Patterns=<text:span text:style-name="T66">1</text:span>, Archi=<text:span text:style-name="T65">1225</text:span></text:p>
        </text:list-item>
        <text:list-item>
          <text:p text:style-name="P48"><text:span text:style-name="T4">V</text:span><text:span text:style-name="T1">isited Nodes=</text:span><text:span text:style-name="T5">1</text:span><text:span text:style-name="T1">1</text:span>, Nodes=100, Patterns=<text:span text:style-name="T67">5</text:span>, Archi=4950</text:p>
        </text:list-item>
        <text:list-item>
          <text:p text:style-name="P48"><text:span text:style-name="T4">V</text:span><text:span text:style-name="T1">isited Nodes=</text:span><text:span text:style-name="T6">29</text:span>, Nodes=150, Patterns=<text:span text:style-name="T68">14, </text:span>Archi=11175</text:p>
        </text:list-item>
        <text:list-item>
          <text:p text:style-name="P48"><text:span text:style-name="T4">V</text:span><text:span text:style-name="T1">isited Nodes=</text:span><text:span text:style-name="T7">55</text:span>, Nodes=200, Patterns=<text:span text:style-name="T69">27</text:span>, Archi=19900</text:p>
        </text:list-item>
      </text:list>
      <text:p text:style-name="P4"><text:tab/><text:tab/></text:p>
      <text:p text:style-name="P4"/>
      <text:p text:style-name="P4"/>
      <text:p text:style-name="P1"><text:span text:style-name="T32"><text:tab/><text:tab/>Per la rete </text:span><text:span text:style-name="T34">U</text:span><text:span text:style-name="T32"> :</text:span></text:p>
      <text:p text:style-name="P5"><text:soft-page-break/></text:p>
      <text:list xml:id="list182322584040229" text:continue-numbering="true" text:style-name="L3">
        <text:list-item>
          <text:p text:style-name="P49"><text:span text:style-name="T4">V</text:span><text:span text:style-name="T1">isited Nodes=1</text:span>, Nodes=10, Patterns=0, Archi=45</text:p>
        </text:list-item>
        <text:list-item>
          <text:p text:style-name="P49"><text:span text:style-name="T4">V</text:span><text:span text:style-name="T1">isited Nodes=</text:span><text:span text:style-name="T2">3</text:span>, Nodes=50, Patterns=<text:span text:style-name="T66">1</text:span>, Archi=<text:span text:style-name="T65">1225</text:span></text:p>
        </text:list-item>
        <text:list-item>
          <text:p text:style-name="P49"><text:span text:style-name="T4">V</text:span><text:span text:style-name="T1">isited Nodes=</text:span><text:span text:style-name="T8">9</text:span>, Nodes=100, Patterns=<text:span text:style-name="T70">4</text:span>, Archi=4950</text:p>
        </text:list-item>
        <text:list-item>
          <text:p text:style-name="P49"><text:span text:style-name="T4">V</text:span><text:span text:style-name="T1">isited Nodes=</text:span><text:span text:style-name="T9">15</text:span>, Nodes=150, Patterns=<text:span text:style-name="T71">7, </text:span>Archi=11175</text:p>
        </text:list-item>
        <text:list-item>
          <text:p text:style-name="P49"><text:span text:style-name="T4">V</text:span><text:span text:style-name="T1">isited Nodes=</text:span><text:span text:style-name="T10">27</text:span>, Nodes=200, Patterns=<text:span text:style-name="T72">13</text:span>, Archi=19900</text:p>
        </text:list-item>
      </text:list>
      <text:p text:style-name="P34"/>
      <text:p text:style-name="P34"><draw:frame draw:style-name="fr1" draw:name="Oggetto1" text:anchor-type="paragraph" svg:x="2.062cm" svg:y="0.219cm" svg:width="16.011cm" svg:height="9.02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8"/>
      <text:p text:style-name="P38"/>
      <text:list xml:id="list3310506198" text:style-name="L4">
        <text:list-item>
          <text:p text:style-name="P61"><text:span text:style-name="T53">Dataset</text:span><text:span text:style-name="T49"> </text:span><text:span text:style-name="T48">GSE25724<text:tab/></text:span></text:p>
        </text:list-item>
      </text:list>
      <text:p text:style-name="P32"><text:tab/><text:tab/></text:p>
      <text:p text:style-name="P41"><text:span text:style-name="T48"><text:tab/><text:tab/></text:span><text:span text:style-name="T53">Per la rete H :</text:span></text:p>
      <text:list xml:id="list182323766247802" text:continue-list="list182322584040229" text:style-name="L3">
        <text:list-item>
          <text:p text:style-name="P50"><text:span text:style-name="T4">V</text:span><text:span text:style-name="T1">isited Nodes=</text:span><text:span text:style-name="T11">9</text:span>, Nodes=10, Patterns=<text:span text:style-name="T73">4</text:span>, Archi=45</text:p>
        </text:list-item>
        <text:list-item>
          <text:p text:style-name="P50"><text:span text:style-name="T4">V</text:span><text:span text:style-name="T1">isited Nodes=</text:span><text:span text:style-name="T17">215</text:span>, Nodes=50, Patterns=<text:span text:style-name="T83">41</text:span>, Archi=<text:span text:style-name="T65">1196</text:span></text:p>
        </text:list-item>
        <text:list-item>
          <text:p text:style-name="P50"><text:span text:style-name="T4">V</text:span><text:span text:style-name="T1">isited Nodes=</text:span><text:span text:style-name="T17">893</text:span>, Nodes=100, Patterns=<text:span text:style-name="T74">40</text:span>, Archi=4841</text:p>
        </text:list-item>
        <text:list-item>
          <text:p text:style-name="P50"><text:span text:style-name="T4">V</text:span><text:span text:style-name="T1">isited Nodes=2071</text:span>, Nodes=150, Patterns=4<text:span text:style-name="T84">5, </text:span>Archi=10966</text:p>
        </text:list-item>
        <text:list-item>
          <text:p text:style-name="P50"><text:span text:style-name="T4">V</text:span><text:span text:style-name="T1">isited Nodes=</text:span><text:span text:style-name="T7">4325</text:span>, Nodes=200, Patterns=4<text:span text:style-name="T84">4</text:span>, Archi=19553</text:p>
        </text:list-item>
      </text:list>
      <text:p text:style-name="P10"><text:tab/></text:p>
      <text:p text:style-name="P10"><text:tab/>Per la rete U :</text:p>
      <text:p text:style-name="P6"/>
      <text:list xml:id="list182322606878967" text:continue-numbering="true" text:style-name="L3">
        <text:list-item>
          <text:p text:style-name="P50"><text:span text:style-name="T4">V</text:span><text:span text:style-name="T1">isited Nodes=</text:span><text:span text:style-name="T17">37</text:span>, Nodes=10, Patterns=<text:span text:style-name="T75">10</text:span>, Archi=44</text:p>
        </text:list-item>
        <text:list-item>
          <text:p text:style-name="P50"><text:span text:style-name="T4">V</text:span><text:span text:style-name="T1">isited Nodes=</text:span><text:span text:style-name="T17">363</text:span>, Nodes=50, Patterns=<text:span text:style-name="T66">33</text:span>, Archi=<text:span text:style-name="T65">1177</text:span></text:p>
        </text:list-item>
        <text:list-item>
          <text:p text:style-name="P50"><text:span text:style-name="T4">V</text:span><text:span text:style-name="T1">isited Nodes=</text:span><text:span text:style-name="T17">1293</text:span>, Nodes=100, Patterns=<text:span text:style-name="T70">45</text:span>, Archi=4724</text:p>
        </text:list-item>
        <text:list-item>
          <text:p text:style-name="P50"><text:span text:style-name="T4">V</text:span><text:span text:style-name="T1">isited Nodes=</text:span><text:span text:style-name="T9">3051</text:span>, Nodes=150, Patterns=<text:span text:style-name="T84">47, </text:span>Archi=10677</text:p>
        </text:list-item>
        <text:list-item>
          <text:p text:style-name="P50"><text:span text:style-name="T4">Visited Nodes=6007</text:span><text:span text:style-name="T64">, Nodes=200, Patterns=38, Archi=19071</text:span></text:p>
        </text:list-item>
      </text:list>
      <text:p text:style-name="P36"><draw:frame draw:style-name="fr2" draw:name="Oggetto2" text:anchor-type="paragraph" svg:width="16.011cm" svg:height="9.001cm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182323672113481" text:continue-list="list3310506198" text:style-name="L4">
        <text:list-item>
          <text:p text:style-name="P62"><text:span text:style-name="T53">Dataset</text:span><text:span text:style-name="T49"> </text:span><text:span text:style-name="T48">GSE55200</text:span></text:p>
        </text:list-item>
      </text:list>
      <text:p text:style-name="P31"/>
      <text:p text:style-name="P40"><text:span text:style-name="T48"><text:tab/><text:tab/></text:span><text:span text:style-name="T53">Per la rete H :</text:span></text:p>
      <text:list xml:id="list1884977972" text:style-name="L5">
        <text:list-item>
          <text:p text:style-name="P56"><text:span text:style-name="T4">V</text:span><text:span text:style-name="T1">isited Nodes=</text:span><text:span text:style-name="T12">1</text:span>, Nodes=10, Patterns=<text:span text:style-name="T76">0</text:span>, Archi=45</text:p>
        </text:list-item>
        <text:list-item>
          <text:p text:style-name="P56"><text:span text:style-name="T4">V</text:span><text:span text:style-name="T1">isited Nodes=</text:span><text:span text:style-name="T12">1</text:span>, Nodes=50, Patterns=<text:span text:style-name="T76">0</text:span>, Archi=<text:span text:style-name="T65">1223</text:span></text:p>
        </text:list-item>
        <text:list-item>
          <text:p text:style-name="P56"><text:span text:style-name="T4">V</text:span><text:span text:style-name="T1">isited Nodes=</text:span><text:span text:style-name="T13">2</text:span><text:span text:style-name="T1">1</text:span>, Nodes=100, Patterns=<text:span text:style-name="T77">10, </text:span>Archi=4948</text:p>
        </text:list-item>
        <text:list-item>
          <text:p text:style-name="P56"><text:span text:style-name="T4">V</text:span><text:span text:style-name="T1">isited Nodes=</text:span><text:span text:style-name="T14">45</text:span>, Nodes=150, Patterns=<text:span text:style-name="T77">22, </text:span>Archi=11173</text:p>
        </text:list-item>
        <text:list-item>
          <text:p text:style-name="P56"><text:span text:style-name="T4">V</text:span><text:span text:style-name="T1">isited Nodes=</text:span><text:span text:style-name="T15">93</text:span>, Nodes=200, Patterns=<text:span text:style-name="T78">43,</text:span> Archi=19898</text:p>
        </text:list-item>
      </text:list>
      <text:p text:style-name="P7"><text:tab/></text:p>
      <text:p text:style-name="P7"><text:tab/><text:tab/>Per la rete U :</text:p>
      <text:p text:style-name="P4"/>
      <text:list xml:id="list182322668131585" text:continue-numbering="true" text:style-name="L5">
        <text:list-item>
          <text:p text:style-name="P56"><text:span text:style-name="T4">V</text:span><text:span text:style-name="T1">isited Nodes=</text:span><text:span text:style-name="T16">3</text:span>, Nodes=10, Patterns=<text:span text:style-name="T79">1</text:span>, Archi=45</text:p>
        </text:list-item>
        <text:list-item>
          <text:p text:style-name="P56"><text:span text:style-name="T4">V</text:span><text:span text:style-name="T1">isited Nodes=</text:span><text:span text:style-name="T2">57</text:span>, Nodes=50, Patterns=<text:span text:style-name="T66">24</text:span>, Archi=<text:span text:style-name="T65">1208</text:span></text:p>
        </text:list-item>
        <text:list-item>
          <text:p text:style-name="P56"><text:span text:style-name="T4">V</text:span><text:span text:style-name="T1">isited Nodes=</text:span><text:span text:style-name="T8">263</text:span>, Nodes=100, Patterns=<text:span text:style-name="T70">40</text:span>, Archi=4896</text:p>
        </text:list-item>
        <text:list-item>
          <text:p text:style-name="P56"><text:span text:style-name="T4">V</text:span><text:span text:style-name="T1">isited Nodes=</text:span><text:span text:style-name="T9">6</text:span><text:span text:style-name="T18">0</text:span><text:span text:style-name="T9">3</text:span>, Nodes=150, Patterns=<text:span text:style-name="T71">42, </text:span>Archi=11053</text:p>
        </text:list-item>
        <text:list-item>
          <text:p text:style-name="P56"><text:span text:style-name="T4">Visited Nodes=1271</text:span><text:span text:style-name="T64">, Nodes=200, Patterns=44, Archi=19699</text:span></text:p>
        </text:list-item>
      </text:list>
      <text:p text:style-name="P37"><draw:frame draw:style-name="fr1" draw:name="Oggetto3" text:anchor-type="paragraph" svg:x="0.531cm" svg:y="1.014cm" svg:width="16.011cm" svg:height="9.001cm" draw:z-index="2"><draw:object xlink:href="./Object 3" xlink:type="simple" xlink:show="embed" xlink:actuate="onLoad"/><draw:image xlink:href="./ObjectReplacements/Object 3" xlink:type="simple" xlink:show="embed" xlink:actuate="onLoad"/></draw:frame></text:p>
      <text:list xml:id="list182323071613810" text:continue-list="list182323672113481" text:style-name="L4">
        <text:list-item>
          <text:p text:style-name="P63"><text:span text:style-name="T53">Dataset</text:span><text:span text:style-name="T49"> </text:span><text:span text:style-name="T48">GSE68907</text:span></text:p>
        </text:list-item>
      </text:list>
      <text:p text:style-name="P35"/>
      <text:p text:style-name="P42"><text:span text:style-name="T42"><text:tab/><text:tab/></text:span><text:span text:style-name="T43">Per la rete H :</text:span></text:p>
      <text:list xml:id="list898157790" text:style-name="L6">
        <text:list-item>
          <text:p text:style-name="P57"><text:span text:style-name="T4">V</text:span><text:span text:style-name="T1">isited Nodes=</text:span><text:span text:style-name="T19">3</text:span>, Nodes=10, Patterns=<text:span text:style-name="T85">1</text:span>, Archi=45</text:p>
        </text:list-item>
        <text:list-item>
          <text:p text:style-name="P57"><text:span text:style-name="T4">V</text:span><text:span text:style-name="T1">isited Nodes=</text:span><text:span text:style-name="T19">3</text:span>, Nodes=50, Patterns=<text:span text:style-name="T85">1, </text:span>Archi=<text:span text:style-name="T65">1225</text:span></text:p>
        </text:list-item>
        <text:list-item>
          <text:p text:style-name="P57"><text:span text:style-name="T4">V</text:span><text:span text:style-name="T1">isited Nodes=</text:span><text:span text:style-name="T19">27</text:span>, Nodes=100, Patterns=<text:span text:style-name="T80">13</text:span>, Archi=4950</text:p>
        </text:list-item>
        <text:list-item>
          <text:p text:style-name="P57"><text:span text:style-name="T4">V</text:span><text:span text:style-name="T1">isited Nodes=</text:span><text:span text:style-name="T19">55</text:span>, Nodes=150, Patterns=<text:span text:style-name="T85">27, </text:span>Archi=11175</text:p>
        </text:list-item>
        <text:list-item>
          <text:p text:style-name="P57"><text:span text:style-name="T4">V</text:span><text:span text:style-name="T1">isited Nodes=</text:span><text:span text:style-name="T19">91</text:span>, Nodes=200, Patterns=<text:span text:style-name="T85">45</text:span>, Archi=19900</text:p>
        </text:list-item>
      </text:list>
      <text:p text:style-name="P8"><text:tab/></text:p>
      <text:p text:style-name="P8"><text:tab/><text:tab/>Per la rete U :</text:p>
      <text:p text:style-name="P9"/>
      <text:list xml:id="list182322604731971" text:continue-numbering="true" text:style-name="L6">
        <text:list-item>
          <text:p text:style-name="P57"><text:span text:style-name="T4">V</text:span><text:span text:style-name="T1">isited Nodes=1</text:span>, Nodes=10, Patterns=0, Archi=45</text:p>
        </text:list-item>
        <text:list-item>
          <text:p text:style-name="P57"><text:span text:style-name="T4">V</text:span><text:span text:style-name="T1">isited Nodes=</text:span><text:span text:style-name="T19">3</text:span>, Nodes=50, Patterns=<text:span text:style-name="T85">1</text:span>, Archi=<text:span text:style-name="T65">1225</text:span></text:p>
        </text:list-item>
        <text:list-item>
          <text:p text:style-name="P57"><text:span text:style-name="T4">V</text:span><text:span text:style-name="T1">isited Nodes=</text:span><text:span text:style-name="T19">17</text:span>, Nodes=100, Patterns=<text:span text:style-name="T85">8</text:span>, Archi=4950</text:p>
        </text:list-item>
        <text:list-item>
          <text:p text:style-name="P57"><text:span text:style-name="T4">V</text:span><text:span text:style-name="T1">isited Nodes=</text:span><text:span text:style-name="T19">43</text:span>, Nodes=150, Patterns=<text:span text:style-name="T81">21, </text:span>Archi=11175</text:p>
        </text:list-item>
        <text:list-item>
          <text:p text:style-name="P57"><text:span text:style-name="T4">Visited Nodes=</text:span><text:span text:style-name="T19">83</text:span><text:span text:style-name="T64">, Nodes=200, Patterns=41, Archi=19900</text:span></text:p>
        </text:list-item>
      </text:list>
      <text:p text:style-name="P25"><draw:frame draw:style-name="fr2" draw:name="Oggetto4" text:anchor-type="paragraph" svg:width="16.011cm" svg:height="9.001cm" draw:z-index="3"><draw:object xlink:href="./Object 4" xlink:type="simple" xlink:show="embed" xlink:actuate="onLoad"/><draw:image xlink:href="./ObjectReplacements/Object 4" xlink:type="simple" xlink:show="embed" xlink:actuate="onLoad"/></draw:frame></text:p>
      <text:list xml:id="list799955191" text:style-name="L7">
        <text:list-item>
          <text:p text:style-name="P64">Seconda serie di test:</text:p>
        </text:list-item>
      </text:list>
      <text:p text:style-name="P27"><text:tab/><text:span text:style-name="T82">I grafi su cui sono stati effettuati i test sono stati generati per un valore di </text:span></text:p>
      <text:p text:style-name="P27"><text:tab/><text:span text:style-name="T82">sampleSize = 100, che rappresenta un valore mediano tra quelli utilizzati</text:span></text:p>
      <text:p text:style-name="P27"><text:tab/><text:span text:style-name="T82">nella sperimentazione precendente.</text:span></text:p>
      <text:p text:style-name="P27"><text:tab/><text:span text:style-name="T82">I parametri coinvolti in questa analisi saranno:</text:span></text:p>
      <text:p text:style-name="P27"><text:tab/>-<text:span text:style-name="T82">il numero di patterns analizzati, come si è fatto per il caso precedente;</text:span></text:p>
      <text:p text:style-name="P27"><text:tab/>-<text:span text:style-name="T82">i valori assunti dal parametro </text:span><text:span text:style-name="T82"><draw:frame draw:style-name="fr3" draw:name="Oggetto9" text:anchor-type="as-char" svg:y="-0.222cm" svg:width="0.543cm" svg:height="0.376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2"><text:s/>, in correlazione al parametro </text:span><text:span text:style-name="T82"><draw:frame draw:style-name="fr3" draw:name="Oggetto10" text:anchor-type="as-char" svg:y="-0.222cm" svg:width="0.543cm" svg:height="0.376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2">, </text:span></text:p>
      <text:p text:style-name="P27"><text:tab/><text:span text:style-name="T82">che rappresentano le costanti di threshold, i valori di soglia utilizzati nella</text:span></text:p>
      <text:p text:style-name="P27"><text:tab/><text:span text:style-name="T82">creazione dei grafi e per effettuare i tagli durante la fase di mining.</text:span></text:p>
      <text:p text:style-name="P27"/>
      <text:list xml:id="list2088648805" text:style-name="L8">
        <text:list-item>
          <text:p text:style-name="P60"><text:span text:style-name="T45">Dataset GSE </text:span><text:span text:style-name="T46">16134</text:span><text:span text:style-name="T44"><text:tab/></text:span></text:p>
        </text:list-item>
      </text:list>
      <text:p text:style-name="P28"><text:tab/></text:p>
      <text:p text:style-name="P28"><text:span text:style-name="T32"><text:tab/><text:tab/></text:span><text:span text:style-name="T87">Per la rete H</text:span><text:span text:style-name="T32"> :</text:span></text:p>
      <text:p text:style-name="P28"><text:span text:style-name="T32"><text:tab/><text:tab/><text:tab/></text:span><text:span text:style-name="T36">Per </text:span><text:span text:style-name="T40">Sigma</text:span><text:span text:style-name="T36">=0.1</text:span></text:p>
      <text:list xml:id="list182322626089901" text:continue-list="list182322606878967" text:style-name="L3">
        <text:list-item>
          <text:p text:style-name="P51"><text:span text:style-name="T4">V</text:span><text:span text:style-name="T1">isited Nodes=4873</text:span>, <text:span text:style-name="T86">Alpha=0.1, </text:span>Patterns=<text:span text:style-name="T90">49</text:span>, Archi=4944</text:p>
        </text:list-item>
        <text:list-item>
          <text:p text:style-name="P51"><text:span text:style-name="T4">V</text:span><text:span text:style-name="T1">isited Nodes=9899</text:span>, <text:span text:style-name="T86">Alpha</text:span>=<text:span text:style-name="T89">0.3</text:span>, Patterns=<text:span text:style-name="T91">41</text:span>, Archi=4950</text:p>
        </text:list-item>
        <text:list-item>
          <text:p text:style-name="P51"><text:span text:style-name="T4">V</text:span><text:span text:style-name="T1">isited Nodes=9899</text:span>, <text:span text:style-name="T86">Alpha</text:span>=<text:span text:style-name="T89">0.5</text:span>, Patterns=<text:span text:style-name="T92">44</text:span>, Archi=4950</text:p>
        </text:list-item>
        <text:list-item>
          <text:p text:style-name="P51"><text:span text:style-name="T4">V</text:span><text:span text:style-name="T1">isited Nodes=9898,</text:span> <text:span text:style-name="T86">Alpha</text:span>=<text:span text:style-name="T89">0.7</text:span>, Patterns=<text:span text:style-name="T92">49, </text:span>Archi=4950</text:p>
        </text:list-item>
        <text:list-item>
          <text:p text:style-name="P51"><text:span text:style-name="T4">V</text:span><text:span text:style-name="T1">isited Nodes=</text:span><text:span text:style-name="T20">243</text:span><text:span text:style-name="T1">,</text:span> <text:span text:style-name="T86">Alpha</text:span>=<text:span text:style-name="T89">0.9,</text:span> Patterns=<text:span text:style-name="T92">50</text:span>, Archi=4950</text:p>
        </text:list-item>
      </text:list>
      <text:p text:style-name="P13"><text:tab/><text:tab/><text:tab/><text:span text:style-name="T86">Per Sigma=0.3</text:span></text:p>
      <text:p text:style-name="P11"/>
      <text:list xml:id="list182323796278385" text:continue-numbering="true" text:style-name="L3">
        <text:list-item>
          <text:p text:style-name="P52"><text:span text:style-name="T4">V</text:span><text:span text:style-name="T1">isited Nodes=</text:span><text:span text:style-name="T21">3</text:span>, <text:span text:style-name="T86">Alpha=0.1, </text:span><text:s/>Patterns=<text:span text:style-name="T93">1, </text:span>Archi=4939</text:p>
        </text:list-item>
        <text:list-item>
          <text:p text:style-name="P52"><text:span text:style-name="T4">V</text:span><text:span text:style-name="T1">isited Nodes=9811</text:span>, <text:span text:style-name="T86">Alpha</text:span>=<text:span text:style-name="T89">0.3</text:span>, Patterns=44, Archi=4950</text:p>
        </text:list-item>
        <text:list-item>
          <text:p text:style-name="P52"><text:span text:style-name="T4">V</text:span><text:span text:style-name="T1">isited Nodes=9811</text:span>, <text:span text:style-name="T86">Alpha</text:span>=<text:span text:style-name="T89">0.5</text:span>, Patterns=45, Archi=4950</text:p>
        </text:list-item>
        <text:list-item>
          <text:p text:style-name="P52"><text:span text:style-name="T4">V</text:span><text:span text:style-name="T1">isited Nodes=9710,</text:span> <text:span text:style-name="T86">Alpha</text:span>=<text:span text:style-name="T89">0.7</text:span>, Patterns=50<text:span text:style-name="T68">, </text:span>Archi=4950</text:p>
        </text:list-item>
        <text:list-item>
          <text:p text:style-name="P43"><text:span text:style-name="T50">V</text:span><text:span text:style-name="T48">isited Nodes=</text:span><text:span text:style-name="T51">1</text:span><text:span text:style-name="T48">,</text:span><text:span text:style-name="T54"> </text:span><text:span text:style-name="T55">Alpha</text:span><text:span text:style-name="T54">=</text:span><text:span text:style-name="T56">0.9</text:span><text:span text:style-name="T55">,</text:span><text:span text:style-name="T54"> Patterns=</text:span><text:span text:style-name="T57">0</text:span><text:span text:style-name="T54">, Archi=495</text:span><text:span text:style-name="T59">0</text:span></text:p>
        </text:list-item>
      </text:list>
      <text:p text:style-name="P3"><text:span text:style-name="T36"><text:tab/><text:tab/><text:tab/>Per </text:span><text:span text:style-name="T40">Sigma</text:span><text:span text:style-name="T36">=</text:span><text:span text:style-name="T37">0.5</text:span></text:p>
      <text:p text:style-name="P15"><text:soft-page-break/></text:p>
      <text:list xml:id="list182322594080924" text:continue-numbering="true" text:style-name="L3">
        <text:list-item>
          <text:p text:style-name="P52"><text:span text:style-name="T4">V</text:span><text:span text:style-name="T1">isited Nodes=</text:span><text:span text:style-name="T22">1</text:span>, <text:span text:style-name="T86">Alpha=0.1, </text:span><text:s/>Patterns=<text:span text:style-name="T94">0</text:span>, Archi=4939</text:p>
        </text:list-item>
        <text:list-item>
          <text:p text:style-name="P52"><text:span text:style-name="T4">V</text:span><text:span text:style-name="T1">isited Nodes=3055</text:span>, <text:span text:style-name="T86">Alpha</text:span>=<text:span text:style-name="T89">0.3</text:span>, Patterns=38, Archi=4950</text:p>
        </text:list-item>
        <text:list-item>
          <text:p text:style-name="P52"><text:span text:style-name="T4">V</text:span><text:span text:style-name="T1">isited Nodes=2997</text:span>, <text:span text:style-name="T86">Alpha</text:span>=<text:span text:style-name="T89">0.5</text:span>, Patterns=41, Archi=4950</text:p>
        </text:list-item>
        <text:list-item>
          <text:p text:style-name="P52"><text:span text:style-name="T4">V</text:span><text:span text:style-name="T1">isited Nodes=2457,</text:span> <text:span text:style-name="T86">Alpha</text:span>=<text:span text:style-name="T89">0.7</text:span>, Patterns=50<text:span text:style-name="T68">, </text:span>Archi=4950</text:p>
        </text:list-item>
        <text:list-item>
          <text:p text:style-name="P52"><text:span text:style-name="T4">V</text:span><text:span text:style-name="T1">isited Nodes=</text:span><text:span text:style-name="T22">1</text:span><text:span text:style-name="T1">,</text:span><text:span text:style-name="T54"> </text:span><text:span text:style-name="T86">Alpha</text:span><text:span text:style-name="T54">=</text:span><text:span text:style-name="T89">0.9,</text:span><text:span text:style-name="T54"> Patterns=</text:span><text:span text:style-name="T94">0</text:span><text:span text:style-name="T54">, Archi=4950</text:span></text:p>
        </text:list-item>
      </text:list>
      <text:p text:style-name="P3"><text:span text:style-name="T36"><text:tab/><text:tab/><text:tab/>Per </text:span><text:span text:style-name="T40">Sigma</text:span><text:span text:style-name="T36">=</text:span><text:span text:style-name="T37">0.7</text:span></text:p>
      <text:p text:style-name="P15"/>
      <text:list xml:id="list182323497813334" text:continue-numbering="true" text:style-name="L3">
        <text:list-item>
          <text:p text:style-name="P52"><text:span text:style-name="T4">V</text:span><text:span text:style-name="T1">isited Nodes=</text:span><text:span text:style-name="T23">1</text:span>, <text:span text:style-name="T86">Alpha=0.1, </text:span><text:s/>Patterns=<text:span text:style-name="T95">0</text:span>, Archi=4939</text:p>
        </text:list-item>
        <text:list-item>
          <text:p text:style-name="P52"><text:span text:style-name="T4">V</text:span><text:span text:style-name="T1">isited Nodes=</text:span><text:span text:style-name="T23">11</text:span>, <text:span text:style-name="T86">Alpha</text:span>=<text:span text:style-name="T89">0.3</text:span>, Patterns=<text:span text:style-name="T95">5</text:span>, Archi=4950</text:p>
        </text:list-item>
        <text:list-item>
          <text:p text:style-name="P52"><text:span text:style-name="T4">V</text:span><text:span text:style-name="T1">isited Nodes=</text:span><text:span text:style-name="T23">11</text:span>, <text:span text:style-name="T86">Alpha</text:span>=<text:span text:style-name="T89">0.5</text:span>, Patterns=<text:span text:style-name="T95">5</text:span>, Archi=4950</text:p>
        </text:list-item>
        <text:list-item>
          <text:p text:style-name="P52"><text:span text:style-name="T4">V</text:span><text:span text:style-name="T1">isited Nodes=</text:span><text:span text:style-name="T23">11</text:span><text:span text:style-name="T1">,</text:span> <text:span text:style-name="T86">Alpha</text:span>=<text:span text:style-name="T89">0.7</text:span>, Patterns=<text:span text:style-name="T95">5, </text:span>Archi=4950</text:p>
        </text:list-item>
        <text:list-item>
          <text:p text:style-name="P52"><text:span text:style-name="T4">V</text:span><text:span text:style-name="T1">isited Nodes=</text:span><text:span text:style-name="T23">1</text:span><text:span text:style-name="T1">,</text:span> <text:span text:style-name="T86">Alpha</text:span>=<text:span text:style-name="T89">0.9,</text:span> Patterns=<text:span text:style-name="T95">0</text:span>, Archi=4950</text:p>
        </text:list-item>
      </text:list>
      <text:p text:style-name="P3"><text:span text:style-name="T36"><text:tab/><text:tab/><text:tab/>Per </text:span><text:span text:style-name="T40">Sigma</text:span><text:span text:style-name="T36">=</text:span><text:span text:style-name="T37">0.</text:span><text:span text:style-name="T38">9</text:span></text:p>
      <text:p text:style-name="P16"/>
      <text:list xml:id="list182321880878284" text:continue-numbering="true" text:style-name="L3">
        <text:list-item>
          <text:p text:style-name="P53"><text:span text:style-name="T4">V</text:span><text:span text:style-name="T1">isited Nodes=</text:span><text:span text:style-name="T24">1</text:span>, <text:span text:style-name="T86">Alpha=0.1, </text:span><text:s/>Patterns=<text:span text:style-name="T96">0</text:span>, Archi=4939</text:p>
        </text:list-item>
        <text:list-item>
          <text:p text:style-name="P53"><text:span text:style-name="T4">V</text:span><text:span text:style-name="T1">isited Nodes=</text:span><text:span text:style-name="T25">1</text:span>, <text:span text:style-name="T86">Alpha</text:span>=<text:span text:style-name="T89">0.3</text:span>, Patterns=<text:span text:style-name="T97">0</text:span>, Archi=4950</text:p>
        </text:list-item>
        <text:list-item>
          <text:p text:style-name="P53"><text:span text:style-name="T4">V</text:span><text:span text:style-name="T1">isited Nodes=</text:span><text:span text:style-name="T25">1</text:span>, <text:span text:style-name="T86">Alpha</text:span>=<text:span text:style-name="T89">0.5</text:span>, Patterns=<text:span text:style-name="T97">0</text:span>, Archi=4950</text:p>
        </text:list-item>
        <text:list-item>
          <text:p text:style-name="P53"><text:span text:style-name="T4">V</text:span><text:span text:style-name="T1">isited Nodes=1,</text:span> <text:span text:style-name="T86">Alpha</text:span>=<text:span text:style-name="T89">0.7</text:span>, Patterns=<text:span text:style-name="T97">0, </text:span>Archi=4950</text:p>
        </text:list-item>
        <text:list-item>
          <text:p text:style-name="P53"><text:span text:style-name="T4">V</text:span><text:span text:style-name="T1">isited Nodes=</text:span><text:span text:style-name="T25">1</text:span><text:span text:style-name="T1">,</text:span> <text:span text:style-name="T86">Alpha</text:span>=<text:span text:style-name="T89">0.9,</text:span> Patterns=<text:span text:style-name="T97">0</text:span>, Archi=<text:span text:style-name="T97">4950</text:span></text:p>
        </text:list-item>
      </text:list>
      <text:p text:style-name="P19"/>
      <text:p text:style-name="P19"/>
      <text:p text:style-name="P19"><draw:frame draw:style-name="fr4" draw:name="Oggetto5" text:anchor-type="paragraph" svg:width="15.773cm" svg:height="8.74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2"/>
      <text:p text:style-name="P12"/>
      <text:p text:style-name="P12"/>
      <text:p text:style-name="P12"/>
      <text:p text:style-name="P12"/>
      <text:p text:style-name="P2"><text:soft-page-break/><text:span text:style-name="T32"><text:tab/><text:tab/></text:span><text:span text:style-name="T87">Per la rete </text:span><text:span text:style-name="T88">U</text:span><text:span text:style-name="T32"> :</text:span></text:p>
      <text:p text:style-name="P39"/>
      <text:p text:style-name="P29"><text:span text:style-name="T32"><text:tab/><text:tab/><text:tab/></text:span><text:span text:style-name="T36">Per </text:span><text:span text:style-name="T40">Sigma</text:span><text:span text:style-name="T36">=0.1</text:span></text:p>
      <text:list xml:id="list182322472001598" text:continue-numbering="true" text:style-name="L3">
        <text:list-item>
          <text:p text:style-name="P54"><text:span text:style-name="T4">V</text:span><text:span text:style-name="T1">isited Nodes=4295</text:span>, <text:span text:style-name="T86">Alpha=0.1, </text:span><text:s/>Patterns=<text:span text:style-name="T90">50</text:span>, Archi=4950</text:p>
        </text:list-item>
        <text:list-item>
          <text:p text:style-name="P54"><text:span text:style-name="T4">V</text:span><text:span text:style-name="T1">isited Nodes=9899</text:span>, <text:span text:style-name="T86">Alpha</text:span>=<text:span text:style-name="T89">0.3</text:span>, Patterns=<text:span text:style-name="T91">49</text:span>, Archi=4950</text:p>
        </text:list-item>
        <text:list-item>
          <text:p text:style-name="P54"><text:span text:style-name="T4">V</text:span><text:span text:style-name="T1">isited Nodes=9899</text:span>, <text:span text:style-name="T86">Alpha</text:span>=<text:span text:style-name="T89">0.5</text:span>, Patterns=<text:span text:style-name="T92">49</text:span>, Archi=<text:span text:style-name="T92">4950</text:span></text:p>
        </text:list-item>
        <text:list-item>
          <text:p text:style-name="P54"><text:span text:style-name="T4">V</text:span><text:span text:style-name="T1">isited Nodes=9898,</text:span> <text:span text:style-name="T86">Alpha</text:span>=<text:span text:style-name="T89">0.7</text:span>, Patterns=<text:span text:style-name="T98">49, </text:span>Archi=4950</text:p>
        </text:list-item>
        <text:list-item>
          <text:p text:style-name="P54"><text:span text:style-name="T4">V</text:span><text:span text:style-name="T1">isited Nodes=481,</text:span> <text:span text:style-name="T86">Alpha</text:span>=<text:span text:style-name="T89">0.9,</text:span> Patterns=<text:span text:style-name="T98">50</text:span>, Archi=4950</text:p>
        </text:list-item>
      </text:list>
      <text:p text:style-name="P13"><text:tab/><text:tab/><text:tab/><text:span text:style-name="T86">Per Sigma=0.3</text:span></text:p>
      <text:list xml:id="list182321737550361" text:continue-numbering="true" text:style-name="L3">
        <text:list-item>
          <text:p text:style-name="P54"><text:span text:style-name="T4">V</text:span><text:span text:style-name="T1">isited Nodes=</text:span><text:span text:style-name="T26">1</text:span>, <text:span text:style-name="T86">Alpha=0.1, </text:span><text:s/>Patterns=<text:span text:style-name="T99">0</text:span>, Archi=4950</text:p>
        </text:list-item>
        <text:list-item>
          <text:p text:style-name="P54"><text:span text:style-name="T4">V</text:span><text:span text:style-name="T1">isited Nodes=9858</text:span>, <text:span text:style-name="T86">Alpha</text:span>=<text:span text:style-name="T89">0.3</text:span>, Patterns=<text:span text:style-name="T99">47</text:span>, Archi=4950</text:p>
        </text:list-item>
        <text:list-item>
          <text:p text:style-name="P54"><text:span text:style-name="T4">V</text:span><text:span text:style-name="T1">isited Nodes=9858</text:span>, <text:span text:style-name="T86">Alpha</text:span>=<text:span text:style-name="T89">0.5</text:span>, Patterns=<text:span text:style-name="T99">46</text:span>, Archi=4950</text:p>
        </text:list-item>
        <text:list-item>
          <text:p text:style-name="P54"><text:span text:style-name="T4">V</text:span><text:span text:style-name="T1">isited Nodes=9759,</text:span> <text:span text:style-name="T86">Alpha</text:span>=<text:span text:style-name="T89">0.7</text:span>, Patterns=<text:span text:style-name="T99">50, </text:span>Archi=4950</text:p>
        </text:list-item>
        <text:list-item>
          <text:p text:style-name="P44"><text:span text:style-name="T50">V</text:span><text:span text:style-name="T48">isited Nodes=</text:span><text:span text:style-name="T52">1</text:span><text:span text:style-name="T48">,</text:span><text:span text:style-name="T54"> </text:span><text:span text:style-name="T55">Alpha</text:span><text:span text:style-name="T54">=</text:span><text:span text:style-name="T56">0.9</text:span><text:span text:style-name="T55">,</text:span><text:span text:style-name="T54"> Patterns=</text:span><text:span text:style-name="T58">0</text:span><text:span text:style-name="T54">, Archi=</text:span><text:span text:style-name="T58">4950</text:span></text:p>
        </text:list-item>
      </text:list>
      <text:p text:style-name="P14"/>
      <text:p text:style-name="P3"><text:span text:style-name="T36"><text:tab/><text:tab/><text:tab/>Per </text:span><text:span text:style-name="T40">Sigma</text:span><text:span text:style-name="T36">=</text:span><text:span text:style-name="T37">0.5</text:span></text:p>
      <text:list xml:id="list182323818366338" text:continue-numbering="true" text:style-name="L3">
        <text:list-item>
          <text:p text:style-name="P55"><text:span text:style-name="T4">V</text:span><text:span text:style-name="T1">isited Nodes=</text:span><text:span text:style-name="T27">1</text:span>, <text:span text:style-name="T86">Alpha=0.1, </text:span><text:s/>Patterns=<text:span text:style-name="T100">0</text:span>, Archi=<text:span text:style-name="T99">4950</text:span></text:p>
        </text:list-item>
        <text:list-item>
          <text:p text:style-name="P55"><text:span text:style-name="T4">V</text:span><text:span text:style-name="T1">isited Nodes=2433</text:span>, <text:span text:style-name="T86">Alpha</text:span>=<text:span text:style-name="T89">0.3</text:span>, Patterns=<text:span text:style-name="T100">49</text:span>, Archi=<text:span text:style-name="T99">4950</text:span></text:p>
        </text:list-item>
        <text:list-item>
          <text:p text:style-name="P54"><text:span text:style-name="T4">V</text:span><text:span text:style-name="T1">isited Nodes=2429</text:span>, <text:span text:style-name="T86">Alpha</text:span>=<text:span text:style-name="T89">0.5</text:span>, Patterns=<text:span text:style-name="T100">49</text:span>, Archi=<text:span text:style-name="T100">4950</text:span></text:p>
        </text:list-item>
        <text:list-item>
          <text:p text:style-name="P54"><text:span text:style-name="T4">V</text:span><text:span text:style-name="T1">isited Nodes=2155,</text:span> <text:span text:style-name="T86">Alpha</text:span>=<text:span text:style-name="T89">0.7</text:span>, Patterns=<text:span text:style-name="T100">50, </text:span>Archi=4950</text:p>
        </text:list-item>
        <text:list-item>
          <text:p text:style-name="P54"><text:span text:style-name="T4">V</text:span><text:span text:style-name="T1">isited Nodes=</text:span><text:span text:style-name="T27">1</text:span><text:span text:style-name="T1">,</text:span> <text:span text:style-name="T86">Alpha</text:span>=<text:span text:style-name="T89">0.9,</text:span> Patterns=<text:span text:style-name="T100">0</text:span>, Archi=<text:span text:style-name="T100">4950</text:span></text:p>
        </text:list-item>
      </text:list>
      <text:p text:style-name="P3"><text:span text:style-name="T36"><text:tab/><text:tab/><text:tab/>Per </text:span><text:span text:style-name="T40">Sigma</text:span><text:span text:style-name="T36">=</text:span><text:span text:style-name="T37">0.7</text:span></text:p>
      <text:list xml:id="list182322370919719" text:continue-numbering="true" text:style-name="L3">
        <text:list-item>
          <text:p text:style-name="P54"><text:span text:style-name="T4">V</text:span><text:span text:style-name="T1">isited Nodes=</text:span><text:span text:style-name="T28">1</text:span>, <text:span text:style-name="T86">Alpha=0.1, </text:span><text:s/>Patterns=<text:span text:style-name="T101">0</text:span>, Archi=<text:span text:style-name="T101">4950</text:span></text:p>
        </text:list-item>
        <text:list-item>
          <text:p text:style-name="P54"><text:span text:style-name="T4">V</text:span><text:span text:style-name="T1">isited Nodes=</text:span><text:span text:style-name="T28">9</text:span>, <text:span text:style-name="T86">Alpha</text:span>=<text:span text:style-name="T89">0.3</text:span>, Patterns=<text:span text:style-name="T101">4</text:span>, Archi=<text:span text:style-name="T101">4950</text:span></text:p>
        </text:list-item>
        <text:list-item>
          <text:p text:style-name="P54"><text:span text:style-name="T4">V</text:span><text:span text:style-name="T1">isited Nodes=</text:span><text:span text:style-name="T28">9</text:span>, <text:span text:style-name="T86">Alpha</text:span>=<text:span text:style-name="T89">0.5</text:span>, Patterns=<text:span text:style-name="T101">4</text:span>, Archi=<text:span text:style-name="T101">4950</text:span></text:p>
        </text:list-item>
        <text:list-item>
          <text:p text:style-name="P54"><text:span text:style-name="T4">V</text:span><text:span text:style-name="T1">isited Nodes=</text:span><text:span text:style-name="T28">9</text:span><text:span text:style-name="T1">,</text:span> <text:span text:style-name="T86">Alpha</text:span>=<text:span text:style-name="T89">0.7</text:span>, Patterns=<text:span text:style-name="T101">4, </text:span>Archi=<text:span text:style-name="T101">4950</text:span></text:p>
        </text:list-item>
        <text:list-item>
          <text:p text:style-name="P54"><text:span text:style-name="T4">V</text:span><text:span text:style-name="T1">isited Nodes=</text:span><text:span text:style-name="T28">1</text:span><text:span text:style-name="T1">,</text:span> <text:span text:style-name="T86">Alpha</text:span>=<text:span text:style-name="T89">0.9,</text:span> Patterns=<text:span text:style-name="T101">0</text:span>, Archi=<text:span text:style-name="T101">4950</text:span></text:p>
        </text:list-item>
      </text:list>
      <text:p text:style-name="P20"/>
      <text:p text:style-name="P18"><text:tab/></text:p>
      <text:p text:style-name="P3"><text:soft-page-break/><text:span text:style-name="T36"><text:tab/><text:tab/><text:tab/>Per </text:span><text:span text:style-name="T40">Sigma</text:span><text:span text:style-name="T36">=</text:span><text:span text:style-name="T37">0.</text:span><text:span text:style-name="T39">9</text:span></text:p>
      <text:list xml:id="list182322123210763" text:continue-numbering="true" text:style-name="L3">
        <text:list-item>
          <text:p text:style-name="P55"><text:span text:style-name="T4">V</text:span><text:span text:style-name="T1">isited Nodes=</text:span><text:span text:style-name="T28">1</text:span>, <text:span text:style-name="T86">Alpha=0.1, </text:span><text:s/>Patterns=<text:span text:style-name="T101">0</text:span>, Archi=<text:span text:style-name="T101">4950</text:span></text:p>
        </text:list-item>
        <text:list-item>
          <text:p text:style-name="P55"><text:span text:style-name="T4">V</text:span><text:span text:style-name="T1">isited Nodes=</text:span><text:span text:style-name="T28">1</text:span>, <text:span text:style-name="T86">Alpha</text:span>=<text:span text:style-name="T89">0.3</text:span>, Patterns=<text:span text:style-name="T101">0</text:span>, Archi=<text:span text:style-name="T101">4950</text:span></text:p>
        </text:list-item>
        <text:list-item>
          <text:p text:style-name="P55"><text:span text:style-name="T4">V</text:span><text:span text:style-name="T1">isited Nodes=</text:span><text:span text:style-name="T28">1</text:span>, <text:span text:style-name="T86">Alpha</text:span>=<text:span text:style-name="T89">0.5</text:span>, Patterns=<text:span text:style-name="T101">0</text:span>, Archi=<text:span text:style-name="T101">4950</text:span></text:p>
        </text:list-item>
        <text:list-item>
          <text:p text:style-name="P55"><text:span text:style-name="T4">V</text:span><text:span text:style-name="T1">isited Nodes=</text:span><text:span text:style-name="T28">1</text:span><text:span text:style-name="T1">,</text:span> <text:span text:style-name="T86">Alpha</text:span>=<text:span text:style-name="T89">0.7</text:span>, Patterns=<text:span text:style-name="T101">0, </text:span>Archi=<text:span text:style-name="T101">4950</text:span></text:p>
        </text:list-item>
        <text:list-item>
          <text:p text:style-name="P55"><text:span text:style-name="T4">V</text:span><text:span text:style-name="T1">isited Nodes=</text:span><text:span text:style-name="T28">1</text:span><text:span text:style-name="T1">,</text:span> <text:span text:style-name="T86">Alpha</text:span>=<text:span text:style-name="T89">0.9,</text:span> Patterns=<text:span text:style-name="T101">0</text:span>, Archi=<text:span text:style-name="T101">0</text:span></text:p>
        </text:list-item>
      </text:list>
      <text:p text:style-name="P20"/>
      <text:p text:style-name="P20"/>
      <text:p text:style-name="P20"/>
      <text:p text:style-name="P20"><draw:frame draw:style-name="fr2" draw:name="Oggetto6" text:anchor-type="paragraph" svg:width="14.79cm" svg:height="9.266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20"/>
      <text:p text:style-name="P20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o stesso procedimento verrà effettuato sugli altri dataset elaborati, ovvero GSE25724, GSE55200, GSE6890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96cm" style:writing-mode="lr-tb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1:43:14.521324350</meta:creation-date>
    <dc:date>2017-10-31T18:23:21.543223704</dc:date>
    <meta:editing-duration>PT6H43M39S</meta:editing-duration>
    <meta:editing-cycles>96</meta:editing-cycles>
    <meta:generator>LibreOffice/5.4.2.2.0$Linux_X86_64 LibreOffice_project/40m0$Build-2</meta:generator>
    <meta:document-statistic meta:table-count="0" meta:image-count="0" meta:object-count="8" meta:page-count="9" meta:paragraph-count="144" meta:word-count="858" meta:character-count="6620" meta:non-whitespace-character-count="5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6" draw:fill-color="#ff000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2cm" xlink:href="." xlink:type="simple" chart:class="chart:scatter" chart:style-name="ch1">
        <chart:title svg:x="5.89cm" svg:y="0.315cm" chart:style-name="ch2">
          <text:p>Dataset GSE16134</text:p>
        </chart:title>
        <chart:legend chart:legend-position="end" svg:x="12.811cm" svg:y="3.984cm" style:legend-expansion="high" chart:style-name="ch3"/>
        <chart:plot-area chart:style-name="ch4" chart:data-source-has-labels="both" svg:x="1.314cm" svg:y="1.28cm" svg:width="11.177cm" svg:height="6.596cm">
          <chartooo:coordinate-region svg:x="1.963cm" svg:y="1.468cm" svg:width="10.229cm" svg:height="5.783cm"/>
          <chart:axis chart:dimension="x" chart:name="primary-x" chart:style-name="ch5" chartooo:axis-type="auto">
            <chart:title svg:x="6.248cm" svg:y="8.057cm" chart:style-name="ch6">
              <text:p># Gene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994cm" chart:style-name="ch8">
              <text:p># AnalysedPatterns</text:p>
            </chart:title>
            <chart:grid chart:style-name="ch7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#H Patterns</text:p>
              </table:table-cell>
              <table:table-cell office:value-type="string">
                <text:p>#U Patter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math xmlns="http://www.w3.org/1998/Math/MathML" display="block">
  <semantics>
    <msub>
      <mi>τ</mi>
      <mi>r</mi>
    </msub>
    <annotation encoding="StarMath 5.0">%tau_r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6" draw:fill-color="#ff000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cm" xlink:href="." xlink:type="simple" chart:class="chart:scatter" chart:style-name="ch1">
        <chart:title svg:x="5.89cm" svg:y="0.315cm" chart:style-name="ch2">
          <text:p>Dataset GSE25724</text:p>
        </chart:title>
        <chart:legend chart:legend-position="end" svg:x="12.811cm" svg:y="3.974cm" style:legend-expansion="high" chart:style-name="ch3"/>
        <chart:plot-area chart:style-name="ch4" chart:data-source-has-labels="both" svg:x="1.314cm" svg:y="1.28cm" svg:width="11.177cm" svg:height="6.576cm">
          <chartooo:coordinate-region svg:x="2.36cm" svg:y="1.468cm" svg:width="9.832cm" svg:height="5.763cm"/>
          <chart:axis chart:dimension="x" chart:name="primary-x" chart:style-name="ch5" chartooo:axis-type="auto">
            <chart:title svg:x="6.248cm" svg:y="8.037cm" chart:style-name="ch6">
              <text:p># Gene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984cm" chart:style-name="ch8">
              <text:p># AnalysedPatterns</text:p>
            </chart:title>
            <chart:grid chart:style-name="ch7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#H Patterns</text:p>
              </table:table-cell>
              <table:table-cell office:value-type="string">
                <text:p>#U Patter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15">
                <text:p>21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93">
                <text:p>89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71">
                <text:p>2071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325">
                <text:p>4325</text:p>
              </table:table-cell>
              <table:table-cell office:value-type="float" office:value="6007">
                <text:p>6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6" draw:fill-color="#ff000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cm" xlink:href="." xlink:type="simple" chart:class="chart:scatter" chart:style-name="ch1">
        <chart:title svg:x="5.89cm" svg:y="0.315cm" chart:style-name="ch2">
          <text:p>Dataset GSE55200</text:p>
        </chart:title>
        <chart:legend chart:legend-position="end" svg:x="12.811cm" svg:y="3.974cm" style:legend-expansion="high" chart:style-name="ch3"/>
        <chart:plot-area chart:style-name="ch4" chart:data-source-has-labels="both" svg:x="1.314cm" svg:y="1.28cm" svg:width="11.177cm" svg:height="6.576cm">
          <chartooo:coordinate-region svg:x="2.161cm" svg:y="1.468cm" svg:width="9.832cm" svg:height="5.763cm"/>
          <chart:axis chart:dimension="x" chart:name="primary-x" chart:style-name="ch5" chartooo:axis-type="auto">
            <chart:title svg:x="6.248cm" svg:y="8.037cm" chart:style-name="ch6">
              <text:p># Gene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984cm" chart:style-name="ch8">
              <text:p># AnalysedPatterns</text:p>
            </chart:title>
            <chart:grid chart:style-name="ch7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#H Patterns</text:p>
              </table:table-cell>
              <table:table-cell office:value-type="string">
                <text:p>#U Patter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  <table:table-cell office:value-type="float" office:value="1271">
                <text:p>1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6" draw:fill-color="#ff000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cm" xlink:href="." xlink:type="simple" chart:class="chart:scatter" chart:style-name="ch1">
        <chart:title svg:x="5.89cm" svg:y="0.315cm" chart:style-name="ch2">
          <text:p>Dataset GSE68907</text:p>
        </chart:title>
        <chart:legend chart:legend-position="end" svg:x="12.811cm" svg:y="3.974cm" style:legend-expansion="high" chart:style-name="ch3"/>
        <chart:plot-area chart:style-name="ch4" chart:data-source-has-labels="both" svg:x="1.314cm" svg:y="1.28cm" svg:width="11.177cm" svg:height="6.576cm">
          <chartooo:coordinate-region svg:x="1.963cm" svg:y="1.468cm" svg:width="10.031cm" svg:height="5.763cm"/>
          <chart:axis chart:dimension="x" chart:name="primary-x" chart:style-name="ch5" chartooo:axis-type="auto">
            <chart:title svg:x="6.204cm" svg:y="8.037cm" chart:style-name="ch6">
              <text:p># Genes 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984cm" chart:style-name="ch8">
              <text:p># AnalysedPatterns</text:p>
            </chart:title>
            <chart:grid chart:style-name="ch7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#H Patterns</text:p>
              </table:table-cell>
              <table:table-cell office:value-type="string">
                <text:p>#U Patter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6" draw:fill-color="#ff000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cm" chart:symbol-height="0.3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72cm" svg:height="8.739cm" xlink:href="." xlink:type="simple" chart:class="chart:scatter" chart:style-name="ch1">
        <chart:title svg:x="3.728cm" svg:y="0.309cm" chart:style-name="ch2">
          <text:p>Dataset GSE16134 : Healty population</text:p>
        </chart:title>
        <chart:legend chart:legend-position="end" svg:x="12.439cm" svg:y="2.906cm" style:legend-expansion="high" chart:style-name="ch3"/>
        <chart:plot-area chart:style-name="ch4" chart:data-source-has-labels="both" svg:x="0.522cm" svg:y="1.141cm" svg:width="13.03cm" svg:height="6.785cm">
          <chartooo:coordinate-region svg:x="1.767cm" svg:y="1.329cm" svg:width="11.684cm" svg:height="5.972cm"/>
          <chart:axis chart:dimension="x" chart:name="primary-x" chart:style-name="ch5" chartooo:axis-type="auto">
            <chart:title svg:x="7.429cm" svg:y="7.925cm" chart:style-name="ch6">
              <text:p>τr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001cm" svg:y="6.037cm" chart:style-name="ch8">
              <text:p># AnalaysedPatterns</text:p>
            </chart:title>
            <chart:grid chart:style-name="ch7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τs  ═ 0,1</text:p>
              </table:table-cell>
              <table:table-cell office:value-type="string">
                <text:p>  τs  ═ 0,3</text:p>
              </table:table-cell>
              <table:table-cell office:value-type="string">
                <text:p>  τs  ═ 0,5</text:p>
              </table:table-cell>
              <table:table-cell office:value-type="string">
                <text:p>  τs ═ 0,7</text:p>
              </table:table-cell>
              <table:table-cell office:value-type="string">
                <text:p>   τs  ═ 0,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4873">
                <text:p>487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9899">
                <text:p>9899</text:p>
              </table:table-cell>
              <table:table-cell office:value-type="float" office:value="9811">
                <text:p>9811</text:p>
              </table:table-cell>
              <table:table-cell office:value-type="float" office:value="3055">
                <text:p>30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899">
                <text:p>9899</text:p>
              </table:table-cell>
              <table:table-cell office:value-type="float" office:value="9811">
                <text:p>9811</text:p>
              </table:table-cell>
              <table:table-cell office:value-type="float" office:value="2997">
                <text:p>299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9898">
                <text:p>9898</text:p>
              </table:table-cell>
              <table:table-cell office:value-type="float" office:value="9710">
                <text:p>9710</text:p>
              </table:table-cell>
              <table:table-cell office:value-type="float" office:value="2457">
                <text:p>245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6" draw:fill-color="#ff000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cm" chart:symbol-height="0.3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9cm" svg:height="9.265cm" xlink:href="." xlink:type="simple" chart:class="chart:scatter" chart:style-name="ch1">
        <chart:title svg:x="2.971cm" svg:y="0.32cm" chart:style-name="ch2">
          <text:p>Dataset GSE16134 : Unhealty population</text:p>
        </chart:title>
        <chart:legend chart:legend-position="end" svg:x="11.877cm" svg:y="3.392cm" style:legend-expansion="high" chart:style-name="ch3"/>
        <chart:plot-area chart:style-name="ch4" chart:data-source-has-labels="both" svg:x="1.009cm" svg:y="1.038cm" svg:width="10.922cm" svg:height="7.616cm">
          <chartooo:coordinate-region svg:x="2.254cm" svg:y="1.227cm" svg:width="9.576cm" svg:height="6.802cm"/>
          <chart:axis chart:dimension="x" chart:name="primary-x" chart:style-name="ch5" chartooo:axis-type="auto">
            <chart:title svg:x="6.247cm" svg:y="8.722cm" chart:style-name="ch6">
              <text:p> τr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171cm" svg:y="6.262cm" chart:style-name="ch8">
              <text:p># AnalysedPatterns</text:p>
            </chart:title>
            <chart:grid chart:style-name="ch7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τs  ═ 0,1</text:p>
              </table:table-cell>
              <table:table-cell office:value-type="string">
                <text:p>  τs  ═ 0,3</text:p>
              </table:table-cell>
              <table:table-cell office:value-type="string">
                <text:p>  τs  ═ 0,5</text:p>
              </table:table-cell>
              <table:table-cell office:value-type="string">
                <text:p>  τs ═ 0,7</text:p>
              </table:table-cell>
              <table:table-cell office:value-type="string">
                <text:p>   τs  ═ 0,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4295">
                <text:p>42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9899">
                <text:p>9899</text:p>
              </table:table-cell>
              <table:table-cell office:value-type="float" office:value="9858">
                <text:p>9858</text:p>
              </table:table-cell>
              <table:table-cell office:value-type="float" office:value="2433">
                <text:p>24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899">
                <text:p>9899</text:p>
              </table:table-cell>
              <table:table-cell office:value-type="float" office:value="9858">
                <text:p>9858</text:p>
              </table:table-cell>
              <table:table-cell office:value-type="float" office:value="2429">
                <text:p>242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9898">
                <text:p>9898</text:p>
              </table:table-cell>
              <table:table-cell office:value-type="float" office:value="9759">
                <text:p>9759</text:p>
              </table:table-cell>
              <table:table-cell office:value-type="float" office:value="2155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481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math xmlns="http://www.w3.org/1998/Math/MathML" display="block">
  <semantics>
    <msub>
      <mi>τ</mi>
      <mi>s</mi>
    </msub>
    <annotation encoding="StarMath 5.0">%tau_s
</annotation>
  </semantics>
</math>
</file>